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2-22T11:51:13" calcext:value-type="date">
            <text:p>2022-02-22 11:51:13</text:p>
          </table:table-cell>
          <table:table-cell table:style-name="ce22" office:value-type="date" office:date-value="2022-02-22" calcext:value-type="date">
            <text:p>2022-02-22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1H51M13S" calcext:value-type="time">
            <text:p>11:51:13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2-22T11:51:13" calcext:value-type="date">
            <text:p>2022-02-22 11:51:13</text:p>
          </table:table-cell>
          <table:table-cell table:style-name="ce23" office:value-type="date" office:date-value="2022-02-22" calcext:value-type="date">
            <text:p>2022-02-22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3H51M14S" calcext:value-type="time">
            <text:p>23:51:14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2-22T11:51:14" calcext:value-type="date">
            <text:p>2022-02-22 11:51:14</text:p>
          </table:table-cell>
          <table:table-cell table:style-name="ce24" office:value-type="date" office:date-value="2022-02-22" calcext:value-type="date">
            <text:p>2022-02-22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1H51M14S" calcext:value-type="time">
            <text:p>11:51:14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2-22T11:51:14" calcext:value-type="date">
            <text:p>2022-02-22 11:51:14</text:p>
          </table:table-cell>
          <table:table-cell table:style-name="ce25" office:value-type="date" office:date-value="2022-02-22" calcext:value-type="date">
            <text:p>2022-02-22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3H51M14S" calcext:value-type="time">
            <text:p>23:51:1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2-22T11:51:14" calcext:value-type="date">
            <text:p>2022-02-22 11:51:14</text:p>
          </table:table-cell>
          <table:table-cell table:style-name="ce26" office:value-type="date" office:date-value="2022-02-22" calcext:value-type="date">
            <text:p>2022-02-22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1H51M14S" calcext:value-type="time">
            <text:p>11:51:1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2-22T11:51:14" calcext:value-type="date">
            <text:p>2022-02-22 11:51:14</text:p>
          </table:table-cell>
          <table:table-cell table:style-name="ce27" office:value-type="date" office:date-value="2022-02-22" calcext:value-type="date">
            <text:p>2022-02-22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3H51M14S" calcext:value-type="time">
            <text:p>23:51:1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2-22T11:51:14" calcext:value-type="date">
            <text:p>2022-02-22 11:51:14</text:p>
          </table:table-cell>
          <table:table-cell table:style-name="ce28" office:value-type="date" office:date-value="2022-02-22" calcext:value-type="date">
            <text:p>2022-02-22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1H51M14S" calcext:value-type="time">
            <text:p>11:51:1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2-22T11:51:14" calcext:value-type="date">
            <text:p>2022-02-22 11:51:14</text:p>
          </table:table-cell>
          <table:table-cell table:style-name="ce29" office:value-type="date" office:date-value="2022-02-22" calcext:value-type="date">
            <text:p>2022-02-22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3H51M14S" calcext:value-type="time">
            <text:p>23:51:1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2-22T11:51:14" calcext:value-type="date">
            <text:p>2022-02-22 11:51:14</text:p>
          </table:table-cell>
          <table:table-cell table:style-name="ce30" office:value-type="date" office:date-value="2022-02-22" calcext:value-type="date">
            <text:p>2022-02-22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1H51M14S" calcext:value-type="time">
            <text:p>11:51:1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2-22T11:51:14" calcext:value-type="date">
            <text:p>2022-02-22 11:51:14</text:p>
          </table:table-cell>
          <table:table-cell table:style-name="ce31" office:value-type="date" office:date-value="2022-02-22" calcext:value-type="date">
            <text:p>2022-02-22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3H51M14S" calcext:value-type="time">
            <text:p>23:51:1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2-22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3.330433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90" calcext:value-type="float">
            <text:p>290</text:p>
          </table:table-cell>
          <table:table-cell office:value-type="float" office:value="1.49093" calcext:value-type="float">
            <text:p>1,49</text:p>
          </table:table-cell>
          <table:table-cell office:value-type="float" office:value="0.00513318835616439" calcext:value-type="float">
            <text:p>0,005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069879" calcext:value-type="float">
            <text:p>0,07</text:p>
          </table:table-cell>
          <table:table-cell office:value-type="float" office:value="0.0069879" calcext:value-type="float">
            <text:p>0,006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16638" calcext:value-type="float">
            <text:p>0,02</text:p>
          </table:table-cell>
          <table:table-cell office:value-type="float" office:value="0.00207975" calcext:value-type="float">
            <text:p>0,0020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40863" calcext:value-type="float">
            <text:p>0,04</text:p>
          </table:table-cell>
          <table:table-cell office:value-type="float" office:value="0.0081726" calcext:value-type="float">
            <text:p>0,008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157838" calcext:value-type="float">
            <text:p>0,16</text:p>
          </table:table-cell>
          <table:table-cell office:value-type="float" office:value="0.078919" calcext:value-type="float">
            <text:p>0,078919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5" calcext:value-type="float">
            <text:p>315</text:p>
          </table:table-cell>
          <table:table-cell table:style-name="ce87" table:formula="of:=SUM([.C4:.C8])" office:value-type="float" office:value="1.776148" calcext:value-type="float">
            <text:p>1,78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1:51:12.1761514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1:51:12</meta:creation-date>
    <meta:generator>LibreOffice/7.2.5.2.0$Linux_X86_64 LibreOffice_project/20$Build-2</meta:generator>
    <meta:editing-duration>PT3S</meta:editing-duration>
    <meta:editing-cycles>2</meta:editing-cycles>
    <meta:initial-creator>Turulomio</meta:initial-creator>
    <dc:description>This file have been generated with UnoGenerator-0.19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2-22T11:51:15.908350241</dc:date>
    <dc:title>Ejemplo ODS con UnoGenerator</dc:title>
    <meta:document-statistic meta:table-count="5" meta:cell-count="318" meta:object-count="0"/>
  </office:meta>
</office:document-meta>
</file>